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2dab7" officeooo:paragraph-rsid="0012dab7" style:font-size-asian="14pt" style:font-size-complex="14pt"/>
    </style:style>
    <style:style style:name="P2" style:family="paragraph" style:parent-style-name="Standard">
      <style:paragraph-properties fo:text-align="center" style:justify-single-word="false"/>
      <style:text-properties fo:font-size="16pt" fo:font-weight="bold" officeooo:rsid="0012dab7" officeooo:paragraph-rsid="0012dab7"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S Assignment-1</text:p>
      <text:p text:style-name="P2"/>
      <text:p text:style-name="P2">Documentation for Question 1</text:p>
      <text:p text:style-name="P1"><text:tab/></text:p>
      <text:p text:style-name="P1"><text:tab/><text:span text:style-name="T1">Part1:</text:span>The program first adds the required header files for the execution of the program.Then the fork function is used to create a child process and the parent and child function prints their statements and in order to maintain the order of the statements sleep and wait functions are used as per the requirement.</text:p>
      <text:p text:style-name="P1"/>
      <text:p text:style-name="P1"><text:tab/><text:span text:style-name="T1">Part2:</text:span>The program first includes the required header files for the proper execution of hte program. Then the fork function is used to create a child process and the child calculates the factorial of 4 whereas the parent prints the first 16 elements of the fibonacci series my fibonacci series starts with 1,1 instead of 0,1. The appropiate use of the wait function is made to maintain the required order.</text:p>
      <text:p text:style-name="P1"/>
      <text:p text:style-name="P1"><text:tab/><text:span text:style-name="T1">Bonus Part:</text:span>he program first includes the required header files for the proper execution of hte program. Then the fork function is used to create a child process and the child calculates the factorial of 4 whereas the parent prints the first 16 elements of the fibonacci series my fibonacci series starts with 1,1 instead of 0,1. The appropiate use of the wait and sleep function is used to maintain the required or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21:30:22.529349230</meta:creation-date>
    <dc:date>2023-08-29T21:41:24.362383440</dc:date>
    <meta:editing-duration>PT1S</meta:editing-duration>
    <meta:editing-cycles>1</meta:editing-cycles>
    <meta:document-statistic meta:table-count="0" meta:image-count="0" meta:object-count="0" meta:page-count="1" meta:paragraph-count="6" meta:word-count="200" meta:character-count="1183" meta:non-whitespace-character-count="984"/>
    <meta:generator>LibreOffice/7.3.7.2$Linux_X86_64 LibreOffice_project/30$Build-2</meta:generator>
  </office:meta>
</office:document-meta>
</file>